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9300">
            <text:p>93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3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9" office:value-type="float" office:value="694.736842105263">
            <text:p>694.736842105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694.736842105263">
            <text:p>694.7368421053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4:.H60])" office:value-type="float" office:value="42699.7076023392">
            <text:p>42699.7076023392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5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table:formula="of:=[.B92]/14" office:value-type="float" office:value="0">
            <text:p>0</text:p>
          </table:table-cell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5">
          <table:table-cell table:number-columns-repeated="8"/>
          <table:table-cell office:value-type="string">
            <text:p>Aru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4/01/2016</text:date>, <text:time>14:2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01T14:20:23</dc:date>
    <meta:editing-duration>P5DT20H8M50S</meta:editing-duration>
    <meta:editing-cycles>2140</meta:editing-cycles>
    <meta:generator>OpenOffice/4.1.1$Unix OpenOffice.org_project/411m6$Build-9775</meta:generator>
    <dc:creator>Hasmik Dabaghyan</dc:creator>
    <meta:document-statistic meta:table-count="12" meta:cell-count="5145" meta:object-count="0"/>
  </office:meta>
</office:document-meta>
</file>